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230" style:family="table-cell" style:parent-style-name="Default" style:data-style-name="N126">
      <style:table-cell-properties fo:border-bottom="none" fo:background-color="#ffffff" style:diagonal-bl-tr="none" style:diagonal-tl-br="none" style:text-align-source="fix" style:repeat-content="false" fo:border-left="none" fo:border-right="0.74pt solid #000000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OSTO DE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.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Costo de venta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57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3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3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5-1-1-01-01-001" calcext:value-type="string">
            <text:p><text:s/>5-1-1-01-01-001 </text:p>
          </table:table-cell>
          <table:table-cell table:style-name="ce50" office:value-type="string" office:string-value="Costo venta Materiales – Equipos" calcext:value-type="string">
            <text:p><text:s/>Costo venta Materiales – Equipos </text:p>
          </table:table-cell>
          <table:table-cell table:style-name="ce50" office:value-type="float" office:value="145895" calcext:value-type="float">
            <text:p><text:s/>145,895 </text:p>
          </table:table-cell>
          <table:table-cell table:style-name="ce99"/>
          <table:table-cell table:style-name="ce107"/>
          <table:table-cell table:style-name="ce49" table:formula="of:=[.F16]-[.I16]" office:value-type="float" office:value="-145895" calcext:value-type="float">
            <text:p><text:s/>(145,895)</text:p>
          </table:table-cell>
          <table:table-cell table:style-name="ce124" table:formula="of:=[.L16]/[.$L$30]" office:value-type="percentage" office:value="0.31747914227644" calcext:value-type="percentage">
            <text:p>31.75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 office:value-type="string" office:string-value="5-1-1-01-02-001" calcext:value-type="string">
            <text:p><text:s/>5-1-1-01-02-001 </text:p>
          </table:table-cell>
          <table:table-cell table:style-name="ce50" office:value-type="string" office:string-value="Costo Servicio Obra Local" calcext:value-type="string">
            <text:p><text:s/>Costo Servicio Obra Local </text:p>
          </table:table-cell>
          <table:table-cell table:style-name="ce50" office:value-type="float" office:value="52762" calcext:value-type="float">
            <text:p><text:s/>52,762 </text:p>
          </table:table-cell>
          <table:table-cell table:style-name="ce99"/>
          <table:table-cell table:style-name="ce107"/>
          <table:table-cell table:style-name="ce49" table:formula="of:=[.F17]-[.I17]" office:value-type="float" office:value="-52762" calcext:value-type="float">
            <text:p><text:s/>(52,762)</text:p>
          </table:table-cell>
          <table:table-cell table:style-name="ce124" table:formula="of:=[.L17]/[.$L$30]" office:value-type="percentage" office:value="0.114814315122448" calcext:value-type="percentage">
            <text:p>11.4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0" office:value-type="string" office:string-value="5-1-1-01-03-001" calcext:value-type="string">
            <text:p><text:s/>5-1-1-01-03-001 </text:p>
          </table:table-cell>
          <table:table-cell table:style-name="ce50" office:value-type="string" office:string-value="Mantenimiento de Equipos" calcext:value-type="string">
            <text:p><text:s/>Mantenimiento de Equipos </text:p>
          </table:table-cell>
          <table:table-cell table:style-name="ce50" office:value-type="float" office:value="19071" calcext:value-type="float">
            <text:p><text:s/>19,071 </text:p>
          </table:table-cell>
          <table:table-cell table:style-name="ce99"/>
          <table:table-cell table:style-name="ce107"/>
          <table:table-cell table:style-name="ce49" table:formula="of:=[.F18]-[.I18]" office:value-type="float" office:value="-19071" calcext:value-type="float">
            <text:p><text:s/>(19,071)</text:p>
          </table:table-cell>
          <table:table-cell table:style-name="ce124" table:formula="of:=[.L18]/[.$L$30]" office:value-type="percentage" office:value="0.0415000152325576" calcext:value-type="percentage">
            <text:p>4.15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6" office:value-type="string" office:string-value="5-1-1-01-04-001" calcext:value-type="string">
            <text:p><text:s/>5-1-1-01-04-001 </text:p>
          </table:table-cell>
          <table:table-cell table:style-name="ce50" office:value-type="string" office:string-value="Alquiler Equipos de Construcción" calcext:value-type="string">
            <text:p><text:s/>Alquiler Equipos de Construcción </text:p>
          </table:table-cell>
          <table:table-cell table:style-name="ce50" office:value-type="float" office:value="107510" calcext:value-type="float">
            <text:p><text:s/>107,510 </text:p>
          </table:table-cell>
          <table:table-cell table:style-name="ce99"/>
          <table:table-cell table:style-name="ce107"/>
          <table:table-cell table:style-name="ce49" table:formula="of:=[.F19]-[.I19]" office:value-type="float" office:value="-107510" calcext:value-type="float">
            <text:p><text:s/>(107,510)</text:p>
          </table:table-cell>
          <table:table-cell table:style-name="ce124" table:formula="of:=[.L19]/[.$L$30]" office:value-type="percentage" office:value="0.233950324453478" calcext:value-type="percentage">
            <text:p>23.4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8" office:value-type="string" office:string-value="5-1-1-01-05-001" calcext:value-type="string">
            <text:p><text:s/>5-1-1-01-05-001 </text:p>
          </table:table-cell>
          <table:table-cell table:style-name="ce88" office:value-type="string" office:string-value="Depreciación AF al costo" calcext:value-type="string">
            <text:p><text:s/>Depreciación AF al costo </text:p>
          </table:table-cell>
          <table:table-cell table:style-name="ce50" office:value-type="float" office:value="134304" calcext:value-type="float">
            <text:p><text:s/>134,304 </text:p>
          </table:table-cell>
          <table:table-cell table:style-name="ce99"/>
          <table:table-cell table:style-name="ce107"/>
          <table:table-cell table:style-name="ce49" table:formula="of:=[.F20]-[.I20]" office:value-type="float" office:value="-134304" calcext:value-type="float">
            <text:p><text:s/>(134,304)</text:p>
          </table:table-cell>
          <table:table-cell table:style-name="ce124" table:formula="of:=[.L20]/[.$L$30]" office:value-type="percentage" office:value="0.292256202915076" calcext:value-type="percentage">
            <text:p>29.23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229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230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230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8" table:number-columns-repeated="2"/>
          <table:table-cell table:style-name="ce50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225" table:number-columns-repeated="2"/>
          <table:table-cell table:style-name="ce50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459542" calcext:value-type="float">
            <text:p><text:s/>459,542 </text:p>
          </table:table-cell>
          <table:table-cell table:style-name="ce18" table:number-columns-repeated="2"/>
          <table:table-cell table:style-name="ce18" table:formula="of:=SUM([.L14:.L27])" office:value-type="float" office:value="-459542" calcext:value-type="float">
            <text:p><text:s/>(459,542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1:00:02.3932691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1T11:09:32.882298686</dc:date>
    <meta:editing-duration>PT13M16S</meta:editing-duration>
    <meta:editing-cycles>3</meta:editing-cycles>
    <meta:document-statistic meta:table-count="1" meta:cell-count="117" meta:object-count="0"/>
  </office:meta>
</office:document-meta>
</file>